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4.249cm" style:rel-column-width="2409*"/>
    </style:style>
    <style:style style:name="Tableau1.B" style:family="table-column">
      <style:table-column-properties style:column-width="4.251cm" style:rel-column-width="2410*"/>
    </style:style>
    <style:style style:name="Tableau1.C" style:family="table-column">
      <style:table-column-properties style:column-width="4.898cm" style:rel-column-width="2777*"/>
    </style:style>
    <style:style style:name="Tableau1.D" style:family="table-column">
      <style:table-column-properties style:column-width="3.602cm" style:rel-column-width="2042*"/>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P1" style:family="paragraph" style:parent-style-name="Heading_20_3">
      <style:paragraph-properties fo:text-align="justify" style:justify-single-word="false"/>
      <style:text-properties officeooo:rsid="0013dbce" officeooo:paragraph-rsid="0013dbce"/>
    </style:style>
    <style:style style:name="P2" style:family="paragraph" style:parent-style-name="Title">
      <style:text-properties officeooo:rsid="0013dbce" officeooo:paragraph-rsid="0013dbce"/>
    </style:style>
    <style:style style:name="P3" style:family="paragraph" style:parent-style-name="Heading_20_3">
      <style:paragraph-properties fo:text-align="justify" style:justify-single-word="false"/>
    </style:style>
    <style:style style:name="P4" style:family="paragraph" style:parent-style-name="Text_20_body">
      <style:paragraph-properties fo:text-align="justify" style:justify-single-word="false"/>
      <style:text-properties fo:color="#000000" loext:opacity="100%" style:font-name="Liberation Serif" fo:font-size="12pt" officeooo:rsid="0013dbce" officeooo:paragraph-rsid="0013dbce" style:font-size-asian="12pt" style:font-size-complex="12pt"/>
    </style:style>
    <style:style style:name="P5" style:family="paragraph" style:parent-style-name="Table_20_Contents">
      <style:paragraph-properties fo:text-align="justify" style:justify-single-word="false"/>
      <style:text-properties style:font-name="Liberation Serif" fo:font-size="12pt" style:font-size-asian="12pt" style:font-size-complex="12pt"/>
    </style:style>
    <style:style style:name="P6" style:family="paragraph" style:parent-style-name="Table_20_Contents">
      <style:paragraph-properties fo:text-align="justify" style:justify-single-word="false"/>
      <style:text-properties style:font-name="Liberation Serif" fo:font-size="12pt" officeooo:rsid="0014d1c4" officeooo:paragraph-rsid="0014d1c4"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14d1c4" officeooo:paragraph-rsid="0014d1c4" style:font-size-asian="12pt" style:font-size-complex="12pt"/>
    </style:style>
    <style:style style:name="P8" style:family="paragraph" style:parent-style-name="Text_20_body">
      <style:paragraph-properties fo:text-align="justify" style:justify-single-word="false"/>
      <style:text-properties fo:color="#000000" loext:opacity="100%" style:font-name="Liberation Serif" fo:font-size="12pt" officeooo:rsid="0013dbce" officeooo:paragraph-rsid="0013dbce" style:font-size-asian="12pt" style:font-size-complex="12pt"/>
    </style:style>
    <style:style style:name="P9" style:family="paragraph" style:parent-style-name="Text_20_body">
      <style:paragraph-properties fo:text-align="justify" style:justify-single-word="false"/>
      <style:text-properties fo:color="#000000" loext:opacity="100%" style:font-name="Liberation Serif" fo:font-size="12pt" officeooo:rsid="0014d1c4" officeooo:paragraph-rsid="0014d1c4" style:font-size-asian="12pt" style:font-size-complex="12pt"/>
    </style:style>
    <style:style style:name="T1" style:family="text">
      <style:text-properties fo:font-weight="bold" style:font-weight-asian="bold" style:font-weight-complex="bold"/>
    </style:style>
    <style:style style:name="T2" style:family="text">
      <style:text-properties officeooo:rsid="0014d1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uto démarrer votre app angular </text:p>
      <text:p text:style-name="P4">Voici le tutoriel pour démarrer votre application Angular sur Visual Studio Code et Windows. Veuillez noter que les méthodes peuvent différer si vous utilisez un autre logiciel ou un autre système d'exploitation, comme Linux ou macOS.</text:p>
      <text:h text:style-name="P3" text:outline-level="3">Installation de Visual Studio Code :</text:h>
      <text:p text:style-name="P4">Avant de commencer, vous devez installer Visual Studio Code. Vous pouvez le télécharger à partir du site officiel : https://code.visualstudio.com/. Une fois téléchargé, suivez les étapes d'installation standard pour votre système d'exploitation Windows.</text:p>
      <text:h text:style-name="P3" text:outline-level="3">Installation de npm (Node Package Manager) :</text:h>
      <text:p text:style-name="P4">Node.js inclut npm. Pour installer Node.js, rendez-vous sur le site https://nodejs.org/ et téléchargez-le. Suivez ensuite les instructions d'installation fournies par l'installeur.</text:p>
      <text:p text:style-name="P4">1. <text:span text:style-name="T1">End user licence Agreement :</text:span> Lisez l'accord de licence (si vous en avez le courage) et cochez la case "J'accepte les termes de l'accord de licence" puis cliquez sur Suivant.</text:p>
      <text:p text:style-name="P4">2. <text:span text:style-name="T1">Destination Folder :</text:span> Vous arriverez à l'étape où vous choisissez le dossier où l'application sera installée. Vous pouvez sélectionner un dossier différent si vous le souhaitez, puis cliquez sur Suivant.</text:p>
      <text:p text:style-name="P4">3. <text:span text:style-name="T1">Custom stepup :</text:span> Cliquez sur Suivant.</text:p>
      <text:p text:style-name="P4">4. <text:span text:style-name="T1">Tools for Native Modules : </text:span>Cochez la case pour installer automatiquement les outils nécessaires avec Chocolatey (je recommande cette option, si vous utiliser visual studio). Sinon, vous pouvez choisir de ne pas cocher et le faire plus tard, mais cela peut causer des problèmes. Si vous choisissez cette option, voici ce que vous devrez faire plus tard :</text:p>
      <text:p text:style-name="P4"><text:s text:c="4"/>a. Installez les outils avec Chocolatey <text:s/>:</text:p>
      <text:p text:style-name="P4"><text:s text:c="8"/><text:tab/>choco install python visualstudio2022-workload-vctools -y</text:p>
      <text:p text:style-name="P4"><text:s text:c="4"/>b. Ou installez et configurez Python et les outils Visual Studio manuellement :</text:p>
      <text:p text:style-name="P4"><text:s text:c="8"/><text:tab/>- Installez la version actuelle de Python depuis le Microsoft Store.</text:p>
      <text:p text:style-name="P4">- Installez l'environnement de build Visual C++ : Pour Visual Studio 2019 ou ultérieur, utilisez la charge de travail "Développement de bureau avec C++" de Visual Studio Community. Pour une version antérieure à Visual Studio 2019, installez "Visual Studio Build Tools" avec l'option "Outils de build Visual C++".</text:p>
      <text:p text:style-name="P4">5.<text:span text:style-name="T1">Intallation :</text:span>Une fois l'installation terminée, Si vous avez choisi Chocolatey, un terminal s'ouvrira. Suivez les instructions et attendez (l'installation peut être longue et générer de nombreux avertissements).</text:p>
      <text:p text:style-name="P4">Vérifiez maintenant si npm est correctement installé en ouvrant un terminal et en tapant la commande `npm -v`. Si npm est installé, il affichera sa version, sinon, rien ne se passera !</text:p>
      <text:p text:style-name="P4"/>
      <text:h text:style-name="P1" text:outline-level="3"><text:soft-page-break/>Installer Angular CLI</text:h>
      <text:p text:style-name="P4">Ouvrez un terminal et entrez la commande : `npm install -g @angular/cli`</text:p>
      <text:p text:style-name="P4">(Ne vous inquiétez pas, cela fera simplement une mise à jour s'il est déjà installé.)</text:p>
      <text:h text:style-name="P3" text:outline-level="3">Démarrage de l'application Angular :</text:h>
      <text:p text:style-name="P4">Pour commencer, ouvrez Visual Studio et accédez au dossier de l'application Angular en sélectionnant "File" → "Open Folder" → Choisissez le dossier souhaité. <text:s/></text:p>
      <text:p text:style-name="P4">Une fois dans le dossier, vous devriez trouver au moins deux sous-dossiers : "FrontEnd" (ou "Front") et "BackEnd" (ou "Back"). </text:p>
      <text:p text:style-name="P4">Pour lancer l'application, vous aurez besoin de localiser deux fichiers spécifiques :</text:p>
      <text:p text:style-name="P4">- Dans le dossier "BackEnd", recherchez un fichier nommé "api.py" ou "app.py". Il s'agit du seul fichier avec une extension ".py" à l'intérieur. Généralement, il contient du code Flask, bien que cela puisse également être du Dash.</text:p>
      <text:p text:style-name="P4">-Dans le dossier "FrontEnd", vous devriez trouver un fichier nommé "angular.json". Il n'a pas d'autre nom possible que "angular.json".</text:p>
      <text:p text:style-name="P4">Une fois que vous avez identifié ces deux fichiers, vous êtes prêt à démarrer les deux parties (front et back) de l'application !</text:p>
      <text:p text:style-name="P4">Commencez par le "BackEnd" : ouvrez un terminal dans Visual Studio en sélectionnant "Terminal" → "New Terminal". Utilisez la commande "cd" pour naviguer jusqu'à l'emplacement du fichier "api.py" ou "app.py", puis exécutez la commande "python nom_du_fichier".</text:p>
      <text:p text:style-name="P4">Maintenant, passons au "FrontEnd" : ouvrez un autre terminal dans Visual Studio en sélectionnant "Terminal" → "New Terminal". Utilisez la commande "cd" pour naviguer jusqu'à l'emplacement du fichier "angular.json". Dans ce terminal, exécutez la commande "npm install" pour installer les dépendances. Un dossier "node_modules" apparaîtra. Ensuite, exécutez la commande "ng serve".</text:p>
      <text:p text:style-name="P4"/>
      <text:p text:style-name="P4">Une fois cela fait, accédez à l'adresse indiquée dans le terminal, par exemple : "Angular Live Development Server is listening on localhost:4200, open your browser on http://localhost:4200/". Dans cet exemple, l'adresse est "http://localhost:4200".</text:p>
      <text:p text:style-name="P4"/>
      <text:p text:style-name="P4"/>
      <text:p text:style-name="P4"/>
      <text:p text:style-name="P4"/>
      <text:p text:style-name="P4"/>
      <text:p text:style-name="P4"/>
      <text:p text:style-name="P4"/>
      <text:p text:style-name="P4"/>
      <text:p text:style-name="P4"/>
      <text:p text:style-name="P9"><text:soft-page-break/>Partie rapport des projets INSA :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NOM </text:p>
          </table:table-cell>
          <table:table-cell table:style-name="Tableau1.A1" office:value-type="string">
            <text:p text:style-name="P6">FONCTIONNE ?</text:p>
          </table:table-cell>
          <table:table-cell table:style-name="Tableau1.A1" office:value-type="string">
            <text:p text:style-name="P5">C’<text:span text:style-name="T2">est quoi </text:span></text:p>
          </table:table-cell>
          <table:table-cell table:style-name="Tableau1.D1" office:value-type="string">
            <text:p text:style-name="P6">BackEnd/FrontEnd ?</text:p>
          </table:table-cell>
        </table:table-row>
        <table:table-row>
          <table:table-cell table:style-name="Tableau1.A2" office:value-type="string">
            <text:p text:style-name="P6">Augereau</text:p>
          </table:table-cell>
          <table:table-cell table:style-name="Tableau1.A2" office:value-type="string">
            <text:p text:style-name="P7">oui</text:p>
          </table:table-cell>
          <table:table-cell table:style-name="Tableau1.A2" office:value-type="string">
            <text:p text:style-name="P7">-affichage carte avec point de station </text:p>
            <text:p text:style-name="P7">-affiche graphique celon les stations </text:p>
          </table:table-cell>
          <table:table-cell table:style-name="Tableau1.D2" office:value-type="string">
            <text:p text:style-name="P6">Back et front</text:p>
          </table:table-cell>
        </table:table-row>
        <table:table-row>
          <table:table-cell table:style-name="Tableau1.A2" office:value-type="string">
            <text:p text:style-name="P6">Caisson</text:p>
          </table:table-cell>
          <table:table-cell table:style-name="Tableau1.A2" office:value-type="string">
            <text:p text:style-name="P7">oui</text:p>
          </table:table-cell>
          <table:table-cell table:style-name="Tableau1.A2" office:value-type="string">
            <text:p text:style-name="P7">-Lecture paramètre sur un xml <text:s/></text:p>
            <text:p text:style-name="P7">-affiche un chronomètre , mais ne reçoit rien à la fin </text:p>
          </table:table-cell>
          <table:table-cell table:style-name="Tableau1.D2" office:value-type="string">
            <text:p text:style-name="P6">Front </text:p>
          </table:table-cell>
        </table:table-row>
        <table:table-row>
          <table:table-cell table:style-name="Tableau1.A2" office:value-type="string">
            <text:p text:style-name="P6">Eveno</text:p>
          </table:table-cell>
          <table:table-cell table:style-name="Tableau1.A2" office:value-type="string">
            <text:p text:style-name="P7">oui</text:p>
          </table:table-cell>
          <table:table-cell table:style-name="Tableau1.A2" office:value-type="string">
            <text:p text:style-name="P7">-Lecture de paramètre xml ? </text:p>
          </table:table-cell>
          <table:table-cell table:style-name="Tableau1.D2" office:value-type="string">
            <text:p text:style-name="P6">Back ?</text:p>
          </table:table-cell>
        </table:table-row>
        <table:table-row>
          <table:table-cell table:style-name="Tableau1.A2" office:value-type="string">
            <text:p text:style-name="P6">Gabaud</text:p>
          </table:table-cell>
          <table:table-cell table:style-name="Tableau1.A2" office:value-type="string">
            <text:p text:style-name="P7">oui</text:p>
          </table:table-cell>
          <table:table-cell table:style-name="Tableau1.A2" office:value-type="string">
            <text:p text:style-name="P7">-Affiche graphique à partir de paramètre xml</text:p>
          </table:table-cell>
          <table:table-cell table:style-name="Tableau1.D2" office:value-type="string">
            <text:p text:style-name="P6">Back</text:p>
          </table:table-cell>
        </table:table-row>
        <table:table-row>
          <table:table-cell table:style-name="Tableau1.A2" office:value-type="string">
            <text:p text:style-name="P6">Gmati</text:p>
          </table:table-cell>
          <table:table-cell table:style-name="Tableau1.A2" office:value-type="string">
            <text:p text:style-name="P7">Oui, mais warning ‘plotly.js-dist-min’</text:p>
          </table:table-cell>
          <table:table-cell table:style-name="Tableau1.A2" office:value-type="string">
            <text:p text:style-name="P7">-Lecture de paramètre xml en plus beau</text:p>
          </table:table-cell>
          <table:table-cell table:style-name="Tableau1.D2" office:value-type="string">
            <text:p text:style-name="P6">front</text:p>
          </table:table-cell>
        </table:table-row>
        <table:table-row>
          <table:table-cell table:style-name="Tableau1.A2" office:value-type="string">
            <text:p text:style-name="P6">Imbrogno</text:p>
          </table:table-cell>
          <table:table-cell table:style-name="Tableau1.A2" office:value-type="string">
            <text:p text:style-name="P7">Non, </text:p>
          </table:table-cell>
          <table:table-cell table:style-name="Tableau1.A2" office:value-type="string">
            <text:p text:style-name="P7">-Affiche carte</text:p>
            <text:p text:style-name="P7">-graphique debit toute année d’un station</text:p>
            <text:p text:style-name="P7">-tracking des yeux ???</text:p>
          </table:table-cell>
          <table:table-cell table:style-name="Tableau1.D2" office:value-type="string">
            <text:p text:style-name="P5">B<text:span text:style-name="T2">ack et front </text:span></text:p>
          </table:table-cell>
        </table:table-row>
        <table:table-row>
          <table:table-cell table:style-name="Tableau1.A2" office:value-type="string">
            <text:p text:style-name="P6">Le Hoang</text:p>
          </table:table-cell>
          <table:table-cell table:style-name="Tableau1.A2" office:value-type="string">
            <text:p text:style-name="P7">oui</text:p>
          </table:table-cell>
          <table:table-cell table:style-name="Tableau1.A2" office:value-type="string">
            <text:p text:style-name="P7">-Barre navigation</text:p>
            <text:p text:style-name="P7">-page Acceuil</text:p>
            <text:p text:style-name="P7">-page connection(sans vérifier que c’est le bon mdp et user) <text:s/></text:p>
            <text:p text:style-name="P7">-zone carte ( sans données)</text:p>
            <text:p text:style-name="P7">-zone profil ( sans données)</text:p>
          </table:table-cell>
          <table:table-cell table:style-name="Tableau1.D2" office:value-type="string">
            <text:p text:style-name="P6">front</text:p>
          </table:table-cell>
        </table:table-row>
        <table:table-row>
          <table:table-cell table:style-name="Tableau1.A2" office:value-type="string">
            <text:p text:style-name="P6">Rozelaar</text:p>
          </table:table-cell>
          <table:table-cell table:style-name="Tableau1.A2" office:value-type="string">
            <text:p text:style-name="P6">oui</text:p>
          </table:table-cell>
          <table:table-cell table:style-name="Tableau1.A2" office:value-type="string">
            <text:p text:style-name="P7">-Bandeau en haut</text:p>
            <text:p text:style-name="P7">-lecture paramètre xml</text:p>
            <text:p text:style-name="P7">-graphique fixe </text:p>
          </table:table-cell>
          <table:table-cell table:style-name="Tableau1.D2" office:value-type="string">
            <text:p text:style-name="P6">back</text:p>
          </table:table-cell>
        </table:table-row>
        <table:table-row>
          <table:table-cell table:style-name="Tableau1.A2" office:value-type="string">
            <text:p text:style-name="P6">Sorel</text:p>
          </table:table-cell>
          <table:table-cell table:style-name="Tableau1.A2" office:value-type="string">
            <text:p text:style-name="P6">oui</text:p>
          </table:table-cell>
          <table:table-cell table:style-name="Tableau1.A2" office:value-type="string">
            <text:p text:style-name="P7">-Chronomètre </text:p>
            <text:p text:style-name="P7">-affiche des paramètre xml</text:p>
            <text:p text:style-name="P7">-enregistre les paramètre xml</text:p>
          </table:table-cell>
          <table:table-cell table:style-name="Tableau1.D2" office:value-type="string">
            <text:p text:style-name="P6">back</text:p>
          </table:table-cell>
        </table:table-row>
      </table:table>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5T10:02:00.516000000</meta:creation-date>
    <dc:date>2024-04-15T19:58:51.125000000</dc:date>
    <meta:editing-duration>PT5H44M32S</meta:editing-duration>
    <meta:editing-cycles>2</meta:editing-cycles>
    <meta:generator>LibreOffice/7.5.3.2$Windows_X86_64 LibreOffice_project/9f56dff12ba03b9acd7730a5a481eea045e468f3</meta:generator>
    <meta:document-statistic meta:table-count="1" meta:image-count="0" meta:object-count="0" meta:page-count="3" meta:paragraph-count="83" meta:word-count="816" meta:character-count="5381" meta:non-whitespace-character-count="4601"/>
  </office:meta>
</office:document-meta>
</file>